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D63A421DFD99EC33.png" manifest:media-type="image/png"/>
  <manifest:file-entry manifest:full-path="Pictures/1000000100000556000003004ED71EFDE1E622C4.png" manifest:media-type="image/png"/>
  <manifest:file-entry manifest:full-path="Pictures/100000010000055600000300925879A5A79FC5B4.png" manifest:media-type="image/png"/>
  <manifest:file-entry manifest:full-path="Pictures/1000000100000556000003007DD9C6237AD3DE57.png" manifest:media-type="image/png"/>
  <manifest:file-entry manifest:full-path="Pictures/100000010000055600000300FDB435C4982A653F.png" manifest:media-type="image/png"/>
  <manifest:file-entry manifest:full-path="Pictures/10000001000005560000030065C7A69F14771E43.png" manifest:media-type="image/png"/>
  <manifest:file-entry manifest:full-path="Pictures/100000010000055600000300466CB369CD6D142E.png" manifest:media-type="image/png"/>
  <manifest:file-entry manifest:full-path="Pictures/100000010000055600000300118A617BAD89F748.png" manifest:media-type="image/png"/>
  <manifest:file-entry manifest:full-path="Pictures/100000010000055600000300659B42916FD0529B.png" manifest:media-type="image/png"/>
  <manifest:file-entry manifest:full-path="Pictures/100000010000055600000300C3B0E04B892E62E8.png" manifest:media-type="image/png"/>
  <manifest:file-entry manifest:full-path="Pictures/1000000100000556000003002FA8117883036D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028eb3" officeooo:paragraph-rsid="00028eb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1" text:anchor-type="char" svg:x="0.159cm" svg:y="1.307cm" svg:width="17.59cm" svg:height="9.888cm" draw:z-index="0"><draw:image xlink:href="Pictures/1000000100000556000003002FA8117883036D6D.png" xlink:type="simple" xlink:show="embed" xlink:actuate="onLoad" draw:mime-type="image/png"/></draw:frame>PRACTICA FUNCIONES:OLIVIO SUBELZA CABEZAS</text:p>
      <text:p text:style-name="P2">INGENIERIA DE SISTEMAS</text:p>
      <text:p text:style-name="Standard"/>
      <text:p text:style-name="Standard"/>
      <text:p text:style-name="Standard"><draw:frame draw:style-name="fr2" draw:name="Image2" text:anchor-type="char" svg:x="-0.318cm" svg:y="10.186cm" svg:width="17.59cm" svg:height="9.888cm" draw:z-index="1"><draw:image xlink:href="Pictures/100000010000055600000300C3B0E04B892E62E8.png" xlink:type="simple" xlink:show="embed" xlink:actuate="onLoad" draw:mime-type="image/png"/></draw:frame></text:p>
      <text:p text:style-name="P1"/>
      <text:p text:style-name="Standard"/>
      <text:p text:style-name="Standard"/>
      <text:p text:style-name="Standard"><draw:frame draw:style-name="fr1" draw:name="Image3" text:anchor-type="char" svg:width="17.59cm" svg:height="9.888cm" draw:z-index="2"><draw:image xlink:href="Pictures/100000010000055600000300118A617BAD89F74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7.59cm" svg:height="9.888cm" draw:z-index="3"><draw:image xlink:href="Pictures/10000001000005560000030065C7A69F14771E4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5" text:anchor-type="char" svg:width="17.59cm" svg:height="9.888cm" draw:z-index="4"><draw:image xlink:href="Pictures/100000010000055600000300FDB435C4982A653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6" text:anchor-type="char" svg:width="17.59cm" svg:height="9.888cm" draw:z-index="5"><draw:image xlink:href="Pictures/1000000100000556000003007DD9C6237AD3DE5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7" text:anchor-type="char" svg:x="0.159cm" svg:y="1.429cm" svg:width="17.59cm" svg:height="9.888cm" draw:z-index="6"><draw:image xlink:href="Pictures/100000010000055600000300659B42916FD0529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char" svg:width="17.59cm" svg:height="9.888cm" draw:z-index="7"><draw:image xlink:href="Pictures/100000010000055600000300925879A5A79FC5B4.png" xlink:type="simple" xlink:show="embed" xlink:actuate="onLoad" draw:mime-type="image/png"/></draw:frame></text:p>
      <text:p text:style-name="Standard"/>
      <text:p text:style-name="Standard"><draw:frame draw:style-name="fr1" draw:name="Image9" text:anchor-type="char" svg:width="17.59cm" svg:height="9.888cm" draw:z-index="8"><draw:image xlink:href="Pictures/1000000100000556000003004ED71EFDE1E622C4.png" xlink:type="simple" xlink:show="embed" xlink:actuate="onLoad" draw:mime-type="image/png"/></draw:frame><text:soft-page-break/></text:p>
      <text:p text:style-name="Standard"/>
      <text:p text:style-name="Standard"><draw:frame draw:style-name="fr1" draw:name="Image10" text:anchor-type="char" svg:width="17.59cm" svg:height="9.888cm" draw:z-index="9"><draw:image xlink:href="Pictures/100000010000055600000300466CB369CD6D142E.png" xlink:type="simple" xlink:show="embed" xlink:actuate="onLoad" draw:mime-type="image/png"/></draw:frame></text:p>
      <text:p text:style-name="P1"><draw:frame draw:style-name="fr1" draw:name="Image11" text:anchor-type="char" svg:width="17.59cm" svg:height="9.888cm" draw:z-index="10"><draw:image xlink:href="Pictures/100000010000055600000300D63A421DFD99EC33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16:47:24.239245604</meta:creation-date>
    <meta:generator>LibreOffice/7.3.5.2$Linux_X86_64 LibreOffice_project/30$Build-2</meta:generator>
    <dc:date>2022-08-21T16:57:41.092951926</dc:date>
    <meta:editing-duration>PT9M50S</meta:editing-duration>
    <meta:editing-cycles>2</meta:editing-cycles>
    <meta:document-statistic meta:table-count="0" meta:image-count="11" meta:object-count="0" meta:page-count="9" meta:paragraph-count="2" meta:word-count="7" meta:character-count="63" meta:non-whitespace-character-count="58"/>
  </office:meta>
</office:document-meta>
</file>